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75cm"/>
    </style:style>
    <style:style style:name="co2" style:family="table-column">
      <style:table-column-properties fo:break-before="auto" style:column-width="22.555cm"/>
    </style:style>
    <style:style style:name="co3" style:family="table-column">
      <style:table-column-properties fo:break-before="auto" style:column-width="6.8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09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F-error-table" table:style-name="ta1" table:print-ranges="'CF-error-table'.A1:'CF-error-table'.C44">
        <table:table-column table:style-name="co1" table:default-cell-style-name="ce13"/>
        <table:table-column table:style-name="co2" table:default-cell-style-name="ce14"/>
        <table:table-column table:style-name="co3" table:default-cell-style-name="ce13"/>
        <table:table-column table:style-name="co4" table:number-columns-repeated="1021" table:default-cell-style-name="ce14"/>
        <table:table-row table:style-name="ro1">
          <table:table-cell table:style-name="ce12" office:value-type="string" calcext:value-type="string">
            <text:p>Version</text:p>
          </table:table-cell>
          <table:table-cell table:style-name="ce12" office:value-type="string" calcext:value-type="string">
            <text:p>Issue description</text:p>
          </table:table-cell>
          <table:table-cell table:style-name="ce16" office:value-type="string" calcext:value-type="string">
            <text:p>Action</text:p>
          </table:table-cell>
          <table:table-cell table:style-name="ce17" table:number-columns-repeated="1021"/>
        </table:table-row>
        <table:table-row table:style-name="ro1">
          <table:table-cell office:value-type="string" calcext:value-type="string">
            <text:p>1 -- 28 </text:p>
          </table:table-cell>
          <table:table-cell office:value-type="string" calcext:value-type="string">
            <text:p><text:s/>Canonical units 'string' is not accepted by CF-UNITS for 'region'</text:p>
          </table:table-cell>
          <table:table-cell office:value-type="string" calcext:value-type="string" table:number-columns-spanned="1" table:number-rows-spanned="2">
            <text:p>Wrong 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- 10 </text:p>
          </table:table-cell>
          <table:table-cell office:value-type="string" calcext:value-type="string">
            <text:p><text:s/>Canonical units 'string' is not accepted by CF-UNITS for 'surface_cover'</text:p>
          </table:table-cell>
          <table:covered-table-cell/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4">
            <text:p>2 -- <text:s/>85 </text:p>
          </table:table-cell>
          <table:table-cell table:style-name="ce15" office:value-type="string" calcext:value-type="string" table:number-columns-spanned="1" table:number-rows-spanned="4">
            <text:p><text:s/>Canonical unit 'dB is a special CF unit for <text:s/>'sound_intensity_level_in_air', 'sound_intensity_level_in_water', 'sound_pressure_level_in_air', 'sound_pressure_level_in_water'</text:p>
          </table:table-cell>
          <table:table-cell office:value-type="string" calcext:value-type="string" table:number-columns-spanned="1" table:number-rows-spanned="4">
            <text:p>Leave as is?</text:p>
            <text:p>Special CF unit ?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intensity_level_in_water', and 'sound_pressure_level_in_air'</text:p>
          </table:covered-table-cell>
          <table:covered-table-cell/>
          <table:table-cell table:number-columns-repeated="1021"/>
        </table:table-row>
        <table:table-row table:style-name="ro2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pressure_level_in_air'</text:p>
          </table:covered-table-cell>
          <table:covered-table-cell/>
          <table:table-cell table:number-columns-repeated="1021"/>
        </table:table-row>
        <table:table-row table:style-name="ro2">
          <table:covered-table-cell office:value-type="string" calcext:value-type="string">
            <text:p>2, 3, 4, 5, 6, 7, 8, 9, 10, 11, 12, 13, 14, 15, 16, 17, 18, 19, 20, 21, 22, 23, 24, 25, 26, 27, 28, 29, 30, 31, 32, 33, 34, 35, 36, 37, 39, 40, 41, 42, 43, 44, 45, 46, 47, 48, 49, 50, 51, 52, 53, 54, 55, 56, 57, 58, 59, 60, 61, 62, 63, 64, 65, 66, 67, 68, 69, 70, 71, 72, 73, 74, 75, 76, 77, 78, 79, 80, 81, 82, 83, 84, 85 </text:p>
          </table:covered-table-cell>
          <table:covered-table-cell office:value-type="string" calcext:value-type="string">
            <text:p><text:s/>Canonical unit 'dB is a special CF unit for <text:s/>'sound_pressure_level_in_water'</text:p>
          </table:covered-table-cell>
          <table:covered-table-cell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tandard name <text:s/>'mole_fraction_of_hexachlorbiphenyl_in_air' is discontinued</text:p>
          </table:table-cell>
          <table:table-cell office:value-type="string" calcext:value-type="string">
            <text:p>Spelling error -- fix 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 -- <text:s/>31 </text:p>
          </table:table-cell>
          <table:table-cell office:value-type="string" calcext:value-type="string">
            <text:p><text:s/>Canonical units 'Wm-2' is not accepted by CF-UNITS for 'heat_flux_into_sea_water_due_to_freezing_of_frazil_ice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 -- 18 </text:p>
          </table:table-cell>
          <table:table-cell office:value-type="string" calcext:value-type="string">
            <text:p><text:s/>Canonical unit 'psu is a special CF unit for <text:s/>'sea_ice_salinity'</text:p>
          </table:table-cell>
          <table:table-cell office:value-type="string" calcext:value-type="string">
            <text:p>Leave as is?</text:p>
            <text:p>Special CF unit 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6 -- 31 </text:p>
          </table:table-cell>
          <table:table-cell office:value-type="string" calcext:value-type="string">
            <text:p><text:s/>Canonical units 'Wm-2' is not accepted by CF-UNITS for 'surface_downward_heat_flux_in_snow'</text:p>
          </table:table-cell>
          <table:table-cell office:value-type="string" calcext:value-type="string" table:number-columns-spanned="1" table:number-rows-spanned="2">
            <text:p>Typo in 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 -- 27 </text:p>
          </table:table-cell>
          <table:table-cell office:value-type="string" calcext:value-type="string">
            <text:p><text:s/>Canonical units 'm -1' has a spurious space for 'volume_extinction_coefficient_in_air_due_to_ambient_aerosol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" office:value-type="string" calcext:value-type="string">
            <text:p><text:s/>Standard name <text:s/>'atmosphere_water_content' is discontinued</text:p>
          </table:table-cell>
          <table:table-cell office:value-type="string" calcext:value-type="string" table:number-columns-spanned="1" table:number-rows-spanned="6">
            <text:p>Investigate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Standard name <text:s/>'tendency_of_atmosphere_water_vapor_content_due_to_advec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Standard name <text:s/>'tendency_of_potential_energy_content_of_ocean_layer_due_to_diffusion 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atmosphere_moles_of_acetic_acid 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atmosphere_moles_of_alpha_hexachlorocyclohexane 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Standard name <text:s/>'tendency_of_atmosphere_mass_content_of_nitrogen_monoxide_due_to_emission ' is discontinued</text:p>
          </table:table-cell>
          <table:covered-table-cell/>
          <table:table-cell table:number-columns-repeated="1021"/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<text:s/>Aliasing the undefined standard name <text:s/>'tendency_of_atmosphere_water_vapor_content_due_to_advection' <text:s/>into <text:s/>'tendency_of_atmosphere_mass_content_of_water_vapor_due_to_advection'</text:p>
          </table:table-cell>
          <table:table-cell office:value-type="string" calcext:value-type="string">
            <text:p>Leave as is?</text:p>
            <text:p>External name that is standardised?</text:p>
          </table:table-cell>
          <table:table-cell table:number-columns-repeated="1021"/>
        </table:table-row>
        <table:table-row table:style-name="ro5">
          <table:table-cell office:value-type="string" calcext:value-type="string" table:number-columns-spanned="1" table:number-rows-spanned="2">
            <text:p>26 -- 81 </text:p>
          </table:table-cell>
          <table:table-cell table:style-name="ce15" office:value-type="string" calcext:value-type="string" table:number-columns-spanned="1" table:number-rows-spanned="2">
            <text:p><text:s/>Canonical units 'J kg -1' has a spurious space for 'atmosphere_convective_inhibition' and <text:s/>'atmosphere_convective_inhibition_wrt_surface'</text:p>
          </table:table-cell>
          <table:table-cell office:value-type="string" calcext:value-type="string" table:number-columns-spanned="1" table:number-rows-spanned="2">
            <text:p>Typo in unit</text:p>
          </table:table-cell>
          <table:table-cell table:number-columns-repeated="1021"/>
        </table:table-row>
        <table:table-row table:style-name="ro2">
          <table:covered-table-cell office:value-type="string" calcext:value-type="string">
            <text:p>26, 27, 28, 29, 30, 31, 32, 33, 34, 35, 36, 37, 39, 40, 41, 42, 43, 44, 45, 46, 47, 48, 49, 50, 51, 52, 53, 54, 55, 56, 57, 58, 59, 60, 61, 62, 63, 64, 65, 66, 67, 68, 69, 70, 71, 72, 73, 74, 75, 76, 77, 78, 79, 80, 81 </text:p>
          </table:covered-table-cell>
          <table:covered-table-cell office:value-type="string" calcext:value-type="string">
            <text:p><text:s/>Canonical units 'J kg -1' has a spurious space for 'atmosphere_convective_inhibition_wrt_surface'</text:p>
          </table:covered-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miscellaneous_phytoplankton' <text:s/>into <text:s/>'net_primary_mole_productivity_of_biomass_expressed_as_carbon_by_miscellaneous_phytoplankton'</text:p>
          </table:table-cell>
          <table:table-cell office:value-type="string" calcext:value-type="string" table:number-columns-spanned="1" table:number-rows-spanned="15">
            <text:p>Investigate</text:p>
          </table:table-cell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phytoplankton' <text:s/>into <text:s/>'net_primary_mole_productivity_of_biomass_expressed_as_carbon_by_phytoplankt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due_to_nitrate_utilization' <text:s/>into <text:s/>'net_primary_mole_productivity_of_biomass_expressed_as_carbon_due_to_nitrate_utilizati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 Both defining and aliasing standard name  'net_primary_productivity_of_carbon'  into  </text:p>
            <text:p>'net_primary_productivity_of_biomass_expressed_as_carb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leaves' <text:s/>into <text:s/>'net_primary_productivity_of_biomass_expressed_as_carbon_accumulated_in_leaves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roots' <text:s/>into <text:s/>'net_primary_productivity_of_biomass_expressed_as_carbon_accumulated_in_roots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productivity_of_carbon_accumulated_in_wood' <text:s/>into <text:s/>'net_primary_productivity_of_biomass_expressed_as_carbon_accumulated_in_wood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picophytoplankton' <text:s/>into <text:s/>'net_primary_mole_productivity_of_biomass_expressed_as_carbon_by_picophytoplankt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 Both defining and aliasing standard name  'atmosphere_specific_convective_available_potential_energy'  into  </text:p>
            <text:p>'atmosphere_convective_available_potential_energy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 Aliasing standard name  'specific_convective_available_potential_energy'  into </text:p>
            <text:p>the <text:span text:style-name="T1">non-existing </text:span> 'atmosphere_convective_available_potential_energy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 Both defining and aliasing standard name  'gross_primary_productivity_of_carbon'  into  </text:p>
            <text:p>'gross_primary_productivity_of_biomass_expressed_as_carb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calcareous_phytoplankton' <text:s/>into <text:s/>'net_primary_mole_productivity_of_biomass_expressed_as_carbon_by_calcareous_phytoplankton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diatoms' <text:s/>into <text:s/>'net_primary_mole_productivity_of_biomass_expressed_as_carbon_by_diatoms'</text:p>
          </table:table-cell>
          <table:covered-table-cell/>
          <table:table-cell table:number-columns-repeated="1021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<text:s/>Both defining and aliasing standard name <text:s/>'net_primary_mole_productivity_of_carbon_by_diazotrophs' <text:s/>into <text:s/>'net_primary_mole_productivity_of_biomass_expressed_as_carbon_by_diazotrophs'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 Aliasing standard name  'spectral_radiance'  into the <text:span text:style-name="T1">non-existing</text:span>  'isotropic_spectral_radiance_in_air'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27 -- 81 </text:p>
          </table:table-cell>
          <table:table-cell office:value-type="string" calcext:value-type="string">
            <text:p><text:s/>Canonical units 'J kg -1' has a spurious space for 'atmosphere_convective_available_potential_energy_wrt_surface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8 -- 60 </text:p>
          </table:table-cell>
          <table:table-cell office:value-type="string" calcext:value-type="string">
            <text:p><text:s/>Canonical units 'm -1' has a spurious space for 'volume_extinction_coefficient_in_air_due_to_ambient_aerosol_particles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Standard name <text:s/>'surface_mole_concentration_of_dissolved_inorganic_phosphorus_in_sea_water' is discontinued</text:p>
          </table:table-cell>
          <table:table-cell office:value-type="string" calcext:value-type="string" table:number-columns-spanned="1" table:number-rows-spanned="4">
            <text:p>Investigate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ice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snow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Standard name <text:s/>'tendency_of_surface_snow_and_ice_amount_due_to_sublimation' is discontinued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>
            <text:p>73 -- 81 </text:p>
          </table:table-cell>
          <table:table-cell office:value-type="string" calcext:value-type="string">
            <text:p><text:s/>Canonical units 'mol/m3' used '/' for <text:s/>'mole_concentration_of_dissolved_organic_nitrogen_in_sea_water'</text:p>
          </table:table-cell>
          <table:table-cell office:value-type="string" calcext:value-type="string">
            <text:p>Not really an error, but fix anyway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 -- 81 </text:p>
          </table:table-cell>
          <table:table-cell office:value-type="string" calcext:value-type="string">
            <text:p><text:s/>Canonical units 'J Kg-1' is not accepted by CF-UNITS for 'lightning_potential_index'</text:p>
          </table:table-cell>
          <table:table-cell office:value-type="string" calcext:value-type="string">
            <text:p>Typo in unit</text:p>
          </table:table-cell>
          <table:table-cell table:number-columns-repeated="102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526cm" fo:margin-bottom="0.497cm" fo:margin-left="0.616cm" fo:margin-right="0.478cm" style:scale-to="75%" style:writing-mode="lr-tb" style:print="charts drawings grid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23:27:19.097199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8T23:27:57.545020467</dc:date>
    <meta:editing-duration>PT32M5S</meta:editing-duration>
    <meta:editing-cycles>4</meta:editing-cycles>
    <meta:generator>LibreOffice/7.1.8.1$Linux_X86_64 LibreOffice_project/10$Build-1</meta:generator>
    <meta:document-statistic meta:table-count="1" meta:cell-count="104" meta:object-count="0"/>
  </office:meta>
</office:document-meta>
</file>